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Inconsolata" svg:font-family="Inconsolata"/>
    <style:font-face style:name="Georgia1" svg:font-family="Georgia" style:font-family-generic="roma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28.58mm"/>
    </style:style>
    <style:style style:name="co4" style:family="table-column">
      <style:table-column-properties fo:break-before="auto" style:column-width="105.53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62.28mm"/>
    </style:style>
    <style:style style:name="co7" style:family="table-column">
      <style:table-column-properties fo:break-before="auto" style:column-width="49.88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63.9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6.31mm" fo:break-before="auto" style:use-optimal-row-height="true"/>
    </style:style>
    <style:style style:name="ro9" style:family="table-row">
      <style:table-row-properties style:row-height="6.35mm" fo:break-before="auto" style:use-optimal-row-height="true"/>
    </style:style>
    <style:style style:name="ro10" style:family="table-row">
      <style:table-row-properties style:row-height="5.56mm" fo:break-before="auto" style:use-optimal-row-height="true"/>
    </style:style>
    <style:style style:name="ro11" style:family="table-row">
      <style:table-row-properties style:row-height="6.12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ackground-color="#fffff3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9">
      <style:table-cell-properties fo:border-bottom="none" fo:background-color="#fffff3" fo:border-left="none" fo:border-right="none" fo:border-top="0.74pt solid #000000"/>
    </style:style>
    <style:style style:name="ce14" style:family="table-cell" style:parent-style-name="Default" style:data-style-name="N109">
      <style:table-cell-properties fo:background-color="#fffff3"/>
    </style:style>
    <style:style style:name="ce15" style:family="table-cell" style:parent-style-name="Default" style:data-style-name="N109">
      <style:table-cell-properties fo:border-bottom="0.74pt solid #000000" fo:background-color="#fffff3" fo:border-left="none" fo:border-right="none" fo:border-top="none"/>
    </style:style>
    <style:style style:name="ce16" style:family="table-cell" style:parent-style-name="Default">
      <style:table-cell-properties fo:border-bottom="0.74pt solid #000000" fo:background-color="#fbffff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9">
      <style:table-cell-properties fo:border-bottom="none" fo:background-color="#fbffff" fo:border-left="none" fo:border-right="none" fo:border-top="0.74pt solid #000000"/>
    </style:style>
    <style:style style:name="ce19" style:family="table-cell" style:parent-style-name="Default" style:data-style-name="N109">
      <style:table-cell-properties fo:background-color="#fbffff"/>
    </style:style>
    <style:style style:name="ce20" style:family="table-cell" style:parent-style-name="Default" style:data-style-name="N109">
      <style:table-cell-properties fo:border-bottom="0.74pt solid #000000" fo:background-color="#fbffff" fo:border-left="none" fo:border-right="none" fo:border-top="none"/>
    </style:style>
    <style:style style:name="ce2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8" style:family="table-cell" style:parent-style-name="Default">
      <style:table-cell-properties fo:border-bottom="0.74pt solid #000000" fo:background-color="#fbffff" style:text-align-source="fix" style:repeat-content="false" fo:border-left="none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09">
      <style:table-cell-properties fo:border-bottom="none" fo:background-color="#fbffff" fo:border-left="none" fo:border-right="0.74pt solid #000000" fo:border-top="0.74pt solid #000000"/>
    </style:style>
    <style:style style:name="ce50" style:family="table-cell" style:parent-style-name="Default" style:data-style-name="N109">
      <style:table-cell-properties fo:border-bottom="none" fo:background-color="#fbffff" fo:border-left="none" fo:border-right="0.74pt solid #000000" fo:border-top="none"/>
    </style:style>
    <style:style style:name="ce51" style:family="table-cell" style:parent-style-name="Default" style:data-style-name="N109">
      <style:table-cell-properties fo:border-bottom="0.74pt solid #000000" fo:background-color="#fbffff" fo:border-left="none" fo:border-right="0.74pt solid #000000" fo:border-top="none"/>
    </style:style>
    <style:style style:name="ce58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/>
    </style:style>
    <style:style style:name="ce6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8" style:family="table-cell" style:parent-style-name="Default" style:data-style-name="N0">
      <style:table-cell-properties style:vertical-align="automatic"/>
      <style:text-properties style:font-name="Georgia" fo:font-size="10pt" style:font-name-asian="Georgia" style:font-size-asian="10pt" style:font-name-complex="Georgia" style:font-size-complex="10pt"/>
    </style:style>
    <style:style style:name="ce42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4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0">
      <style:table-cell-properties style:vertical-align="automatic"/>
    </style:style>
    <style:style style:name="ce71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3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4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74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75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1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77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46" style:family="table-cell" style:parent-style-name="Default" style:data-style-name="N0">
      <style:text-properties style:font-name="Georgia" style:font-name-asian="Georgia" style:font-name-complex="Georgia"/>
    </style:style>
    <style:style style:name="ce79" style:family="table-cell" style:parent-style-name="Default" style:data-style-name="N0"/>
    <style:style style:name="ce32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" style:font-size-asian="12pt" style:font-name-complex="Georgia" style:font-size-complex="12pt"/>
    </style:style>
    <style:style style:name="ce10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37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8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" style:font-weight-asian="bold" style:font-name-complex="Georgia" style:font-weight-complex="bold"/>
    </style:style>
    <style:style style:name="ce90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" style:base-cell-address="IT1.I4"/>
    </style:style>
    <style:style style:name="ce30" style:family="table-cell" style:parent-style-name="Default" style:data-style-name="N0">
      <style:table-cell-properties style:vertical-align="automatic"/>
      <style:text-properties fo:color="#ffffff" style:font-name="Georgia1" style:font-name-asian="Georgia" style:font-name-complex="Georgia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" style:base-cell-address="IT1.I4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" style:font-weight-asian="bold" style:font-name-complex="Georgia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9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96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" style:base-cell-address="IT2.I4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" style:base-cell-address="IT2.I4"/>
    </style:style>
    <style:style style:name="ce98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" style:base-cell-address="IT3.I4"/>
    </style:style>
    <style:style style:name="ce9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" style:base-cell-address="IT3.I4"/>
    </style:style>
    <style:style style:name="ce100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" style:base-cell-address="IT4.I4"/>
    </style:style>
    <style:style style:name="ce10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" style:base-cell-address="IT4.I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table:shapes>
          <draw:frame draw:z-index="0" draw:style-name="gr1" draw:text-style-name="P1" svg:width="160.09mm" svg:height="89.79mm" svg:x="164.26mm" svg:y="9.95mm">
            <loext:p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11.69mm" svg:height="62.82mm" svg:x="38.35mm" svg:y="97.77mm">
            <loext:p draw:notify-on-update-of-ranges="Overview.C17:Overview.G17 Overview.C18:Overview.G1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6"/>
          <table:table-cell table:style-name="ce11" table:number-columns-repeated="3"/>
          <table:table-cell table:style-name="ce26"/>
        </table:table-row>
        <table:table-row table:style-name="ro1">
          <table:table-cell table:number-columns-repeated="2"/>
          <table:table-cell table:style-name="ce7" office:value-type="string" calcext:value-type="string">
            <text:p>Estimation</text:p>
          </table:table-cell>
          <table:table-cell table:style-name="ce12" office:value-type="string" calcext:value-type="string">
            <text:p>Itération 1</text:p>
          </table:table-cell>
          <table:table-cell table:style-name="ce16" office:value-type="string" calcext:value-type="string">
            <text:p>Itération 2</text:p>
          </table:table-cell>
          <table:table-cell table:style-name="ce12" office:value-type="string" calcext:value-type="string">
            <text:p>Itération 3</text:p>
          </table:table-cell>
          <table:table-cell table:style-name="ce38" office:value-type="string" calcext:value-type="string">
            <text:p>Itération 4</text:p>
          </table:table-cell>
        </table:table-row>
        <table:table-row table:style-name="ro1">
          <table:table-cell/>
          <table:table-cell table:style-name="ce1" office:value-type="string" calcext:value-type="string">
            <text:p>Histoire 1</text:p>
          </table:table-cell>
          <table:table-cell table:style-name="ce8" office:value-type="float" office:value="40" calcext:value-type="float">
            <text:p>40</text:p>
          </table:table-cell>
          <table:table-cell table:style-name="ce13" table:formula="of:=[.C3]-IT1H1" office:value-type="float" office:value="0" calcext:value-type="float">
            <text:p>0</text:p>
          </table:table-cell>
          <table:table-cell table:style-name="ce18" table:formula="of:=[.D3]-IT2H1" office:value-type="float" office:value="0" calcext:value-type="float">
            <text:p>0</text:p>
          </table:table-cell>
          <table:table-cell table:style-name="ce13" table:formula="of:=[.E3]-IT3H1" office:value-type="float" office:value="-40" calcext:value-type="float">
            <text:p>-40</text:p>
          </table:table-cell>
          <table:table-cell table:style-name="ce45" table:formula="of:=[.F3]-IT4H1" office:value-type="float" office:value="-40" calcext:value-type="float">
            <text:p>-4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2</text:p>
          </table:table-cell>
          <table:table-cell table:style-name="ce9" office:value-type="float" office:value="25" calcext:value-type="float">
            <text:p>25</text:p>
          </table:table-cell>
          <table:table-cell table:style-name="ce14" table:formula="of:=[.C4]-IT1H2" office:value-type="float" office:value="0" calcext:value-type="float">
            <text:p>0</text:p>
          </table:table-cell>
          <table:table-cell table:style-name="ce19" table:formula="of:=[.D4]-IT2H2" office:value-type="float" office:value="0" calcext:value-type="float">
            <text:p>0</text:p>
          </table:table-cell>
          <table:table-cell table:style-name="ce14" table:formula="of:=[.E4]-IT3H2" office:value-type="float" office:value="-25" calcext:value-type="float">
            <text:p>-25</text:p>
          </table:table-cell>
          <table:table-cell table:style-name="ce50" table:formula="of:=[.F4]-IT4H2" office:value-type="float" office:value="-25" calcext:value-type="float">
            <text:p>-25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3</text:p>
          </table:table-cell>
          <table:table-cell table:style-name="ce9" office:value-type="float" office:value="30" calcext:value-type="float">
            <text:p>30</text:p>
          </table:table-cell>
          <table:table-cell table:style-name="ce14" table:formula="of:=[.C5]-IT1H3" office:value-type="float" office:value="-10" calcext:value-type="float">
            <text:p>-10</text:p>
          </table:table-cell>
          <table:table-cell table:style-name="ce19" table:formula="of:=[.D5]-IT2H3" office:value-type="float" office:value="-10" calcext:value-type="float">
            <text:p>-10</text:p>
          </table:table-cell>
          <table:table-cell table:style-name="ce14" table:formula="of:=[.E5]-IT3H3" office:value-type="float" office:value="-50" calcext:value-type="float">
            <text:p>-50</text:p>
          </table:table-cell>
          <table:table-cell table:style-name="ce50" table:formula="of:=[.F5]-IT4H3" office:value-type="float" office:value="-50" calcext:value-type="float">
            <text:p>-5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4</text:p>
          </table:table-cell>
          <table:table-cell table:style-name="ce9" office:value-type="float" office:value="15" calcext:value-type="float">
            <text:p>15</text:p>
          </table:table-cell>
          <table:table-cell table:style-name="ce14" table:formula="of:=[.C6]-IT1H4" office:value-type="float" office:value="-94" calcext:value-type="float">
            <text:p>-94</text:p>
          </table:table-cell>
          <table:table-cell table:style-name="ce19" table:formula="of:=[.D6]-IT2H4" office:value-type="float" office:value="-94" calcext:value-type="float">
            <text:p>-94</text:p>
          </table:table-cell>
          <table:table-cell table:style-name="ce14" table:formula="of:=[.E6]-IT3H4" office:value-type="float" office:value="-119" calcext:value-type="float">
            <text:p>-119</text:p>
          </table:table-cell>
          <table:table-cell table:style-name="ce50" table:formula="of:=[.F6]-IT4H4" office:value-type="float" office:value="-144" calcext:value-type="float">
            <text:p>-144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5</text:p>
          </table:table-cell>
          <table:table-cell table:style-name="ce9" office:value-type="float" office:value="65" calcext:value-type="float">
            <text:p>65</text:p>
          </table:table-cell>
          <table:table-cell table:style-name="ce14" table:formula="of:=[.C7]-IT1H5" office:value-type="float" office:value="25" calcext:value-type="float">
            <text:p>25</text:p>
          </table:table-cell>
          <table:table-cell table:style-name="ce19" table:formula="of:=[.D7]-IT2H5" office:value-type="float" office:value="8" calcext:value-type="float">
            <text:p>8</text:p>
          </table:table-cell>
          <table:table-cell table:style-name="ce14" table:formula="of:=[.E7]-IT3H5" office:value-type="float" office:value="-32" calcext:value-type="float">
            <text:p>-32</text:p>
          </table:table-cell>
          <table:table-cell table:style-name="ce50" table:formula="of:=[.F7]-IT4H5" office:value-type="float" office:value="-72" calcext:value-type="float">
            <text:p>-72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6</text:p>
          </table:table-cell>
          <table:table-cell table:style-name="ce9" office:value-type="float" office:value="100" calcext:value-type="float">
            <text:p>100</text:p>
          </table:table-cell>
          <table:table-cell table:style-name="ce14" table:formula="of:=[.C8]-IT1H6" office:value-type="float" office:value="75" calcext:value-type="float">
            <text:p>75</text:p>
          </table:table-cell>
          <table:table-cell table:style-name="ce19" table:formula="of:=[.D8]-IT2H6" office:value-type="float" office:value="50" calcext:value-type="float">
            <text:p>50</text:p>
          </table:table-cell>
          <table:table-cell table:style-name="ce14" table:formula="of:=[.E8]-IT3H6" office:value-type="float" office:value="25" calcext:value-type="float">
            <text:p>25</text:p>
          </table:table-cell>
          <table:table-cell table:style-name="ce50" table:formula="of:=[.F8]-IT4H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7</text:p>
          </table:table-cell>
          <table:table-cell table:style-name="ce9" office:value-type="float" office:value="80" calcext:value-type="float">
            <text:p>80</text:p>
          </table:table-cell>
          <table:table-cell table:style-name="ce14" table:formula="of:=[.C9]-IT1H7" office:value-type="float" office:value="40" calcext:value-type="float">
            <text:p>40</text:p>
          </table:table-cell>
          <table:table-cell table:style-name="ce19" table:formula="of:=[.D9]-IT2H7" office:value-type="float" office:value="0" calcext:value-type="float">
            <text:p>0</text:p>
          </table:table-cell>
          <table:table-cell table:style-name="ce14" table:formula="of:=[.E9]-IT3H7" office:value-type="float" office:value="-40" calcext:value-type="float">
            <text:p>-40</text:p>
          </table:table-cell>
          <table:table-cell table:style-name="ce50" table:formula="of:=[.F9]-IT4H7" office:value-type="float" office:value="-80" calcext:value-type="float">
            <text:p>-8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8</text:p>
          </table:table-cell>
          <table:table-cell table:style-name="ce9" office:value-type="float" office:value="24" calcext:value-type="float">
            <text:p>24</text:p>
          </table:table-cell>
          <table:table-cell table:style-name="ce14" table:formula="of:=[.C10]-IT1H8" office:value-type="float" office:value="-16" calcext:value-type="float">
            <text:p>-16</text:p>
          </table:table-cell>
          <table:table-cell table:style-name="ce19" table:formula="of:=[.D10]-IT2H8" office:value-type="float" office:value="-41" calcext:value-type="float">
            <text:p>-41</text:p>
          </table:table-cell>
          <table:table-cell table:style-name="ce14" table:formula="of:=[.E10]-IT3H8" office:value-type="float" office:value="-66" calcext:value-type="float">
            <text:p>-66</text:p>
          </table:table-cell>
          <table:table-cell table:style-name="ce50" table:formula="of:=[.F10]-IT4H8" office:value-type="float" office:value="-91" calcext:value-type="float">
            <text:p>-91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9</text:p>
          </table:table-cell>
          <table:table-cell table:style-name="ce9" office:value-type="float" office:value="35" calcext:value-type="float">
            <text:p>35</text:p>
          </table:table-cell>
          <table:table-cell table:style-name="ce14" table:formula="of:=[.C11]-IT1H9" office:value-type="float" office:value="-5" calcext:value-type="float">
            <text:p>-5</text:p>
          </table:table-cell>
          <table:table-cell table:style-name="ce19" table:formula="of:=[.D11]-IT2H9" office:value-type="float" office:value="-45" calcext:value-type="float">
            <text:p>-45</text:p>
          </table:table-cell>
          <table:table-cell table:style-name="ce14" table:formula="of:=[.E11]-IT3H9" office:value-type="float" office:value="-85" calcext:value-type="float">
            <text:p>-85</text:p>
          </table:table-cell>
          <table:table-cell table:style-name="ce50" table:formula="of:=[.F11]-IT4H9" office:value-type="float" office:value="-125" calcext:value-type="float">
            <text:p>-125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10</text:p>
          </table:table-cell>
          <table:table-cell table:style-name="ce9" office:value-type="float" office:value="40" calcext:value-type="float">
            <text:p>40</text:p>
          </table:table-cell>
          <table:table-cell table:style-name="ce14" table:formula="of:=[.C12]-IT1H10" office:value-type="float" office:value="15" calcext:value-type="float">
            <text:p>15</text:p>
          </table:table-cell>
          <table:table-cell table:style-name="ce19" table:formula="of:=[.D12]-IT2H10" office:value-type="float" office:value="-10" calcext:value-type="float">
            <text:p>-10</text:p>
          </table:table-cell>
          <table:table-cell table:style-name="ce14" table:formula="of:=[.E12]-IT3H10" office:value-type="float" office:value="-35" calcext:value-type="float">
            <text:p>-35</text:p>
          </table:table-cell>
          <table:table-cell table:style-name="ce50" table:formula="of:=[.F12]-IT4H10" office:value-type="float" office:value="-60" calcext:value-type="float">
            <text:p>-6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11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C13]-IT1H11" office:value-type="float" office:value="-30" calcext:value-type="float">
            <text:p>-30</text:p>
          </table:table-cell>
          <table:table-cell table:style-name="ce19" table:formula="of:=[.D13]-IT2H11" office:value-type="float" office:value="-70" calcext:value-type="float">
            <text:p>-70</text:p>
          </table:table-cell>
          <table:table-cell table:style-name="ce14" table:formula="of:=[.E13]-IT3H11" office:value-type="float" office:value="-110" calcext:value-type="float">
            <text:p>-110</text:p>
          </table:table-cell>
          <table:table-cell table:style-name="ce50" table:formula="of:=[.F13]-IT4H11" office:value-type="float" office:value="-150" calcext:value-type="float">
            <text:p>-15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1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C14]-IT1H12" office:value-type="float" office:value="-20" calcext:value-type="float">
            <text:p>-20</text:p>
          </table:table-cell>
          <table:table-cell table:style-name="ce19" table:formula="of:=[.D14]-IT2H12" office:value-type="float" office:value="-45" calcext:value-type="float">
            <text:p>-45</text:p>
          </table:table-cell>
          <table:table-cell table:style-name="ce14" table:formula="of:=[.E14]-IT3H12" office:value-type="float" office:value="-45" calcext:value-type="float">
            <text:p>-45</text:p>
          </table:table-cell>
          <table:table-cell table:style-name="ce50" table:formula="of:=[.F14]-IT4H12" office:value-type="float" office:value="-70" calcext:value-type="float">
            <text:p>-70</text:p>
          </table:table-cell>
        </table:table-row>
        <table:table-row table:style-name="ro1">
          <table:table-cell/>
          <table:table-cell table:style-name="ce5" office:value-type="string" calcext:value-type="string">
            <text:p>Histoire 13</text:p>
          </table:table-cell>
          <table:table-cell table:style-name="ce10" office:value-type="float" office:value="62" calcext:value-type="float">
            <text:p>62</text:p>
          </table:table-cell>
          <table:table-cell table:style-name="ce15" table:formula="of:=[.C15]-IT1H13" office:value-type="float" office:value="22" calcext:value-type="float">
            <text:p>22</text:p>
          </table:table-cell>
          <table:table-cell table:style-name="ce20" table:formula="of:=[.D15]-IT2H13" office:value-type="float" office:value="-18" calcext:value-type="float">
            <text:p>-18</text:p>
          </table:table-cell>
          <table:table-cell table:style-name="ce15" table:formula="of:=[.E15]-IT3H13" office:value-type="float" office:value="-18" calcext:value-type="float">
            <text:p>-18</text:p>
          </table:table-cell>
          <table:table-cell table:style-name="ce51" table:formula="of:=[.F15]-IT4H13" office:value-type="float" office:value="-58" calcext:value-type="float">
            <text:p>-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Estimation</text:p>
          </table:table-cell>
          <table:table-cell table:style-name="ce12" office:value-type="string" calcext:value-type="string">
            <text:p>Itération 1</text:p>
          </table:table-cell>
          <table:table-cell table:style-name="ce16" office:value-type="string" calcext:value-type="string">
            <text:p>Itération 2</text:p>
          </table:table-cell>
          <table:table-cell table:style-name="ce12" office:value-type="string" calcext:value-type="string">
            <text:p>Itération 3</text:p>
          </table:table-cell>
          <table:table-cell table:style-name="ce38" office:value-type="string" calcext:value-type="string">
            <text:p>Itération 4</text:p>
          </table:table-cell>
        </table:table-row>
        <table:table-row table:style-name="ro1">
          <table:table-cell table:number-columns-repeated="2"/>
          <table:table-cell table:formula="of:=SUM([.C3:.C15])" office:value-type="float" office:value="531" calcext:value-type="float">
            <text:p>531</text:p>
          </table:table-cell>
          <table:table-cell table:formula="of:=SUM([.D3:.D15])" office:value-type="float" office:value="2" calcext:value-type="float">
            <text:p>2</text:p>
          </table:table-cell>
          <table:table-cell table:formula="of:=SUM([.E3:.E15])" office:value-type="float" office:value="-275" calcext:value-type="float">
            <text:p>-275</text:p>
          </table:table-cell>
          <table:table-cell table:formula="of:=SUM([.F3:.F15])" office:value-type="float" office:value="-640" calcext:value-type="float">
            <text:p>-640</text:p>
          </table:table-cell>
          <table:table-cell table:formula="of:=SUM([.G3:.G15])" office:value-type="float" office:value="-965" calcext:value-type="float">
            <text:p>-965</text:p>
          </table:table-cell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T1" table:style-name="ta2">
        <table:shapes>
          <draw:frame draw:z-index="0" draw:style-name="gr1" draw:text-style-name="P1" svg:width="159.99mm" svg:height="89.99mm" svg:x="458.41mm" svg:y="73.1mm">
            <loext:p draw:notify-on-update-of-ranges="IT1.J4:IT1.J11 IT1.O3:IT1.O3 IT1.O4:IT1.O11 IT1.P3:IT1.P3 IT1.P4:IT1.P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number-columns-repeated="2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2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46" table:default-cell-style-name="ce58"/>
        <table:table-row table:style-name="ro1">
          <table:table-cell table:number-columns-repeated="10"/>
          <table:table-cell table:style-name="ce86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style-name="ce65"/>
          <table:table-cell/>
          <table:table-cell table:style-name="ce71" office:value-type="string" calcext:value-type="string" table:number-columns-spanned="5" table:number-rows-spanned="1">
            <text:p>HISTOIRE 1</text:p>
          </table:table-cell>
          <table:covered-table-cell table:style-name="ce71"/>
          <table:covered-table-cell table:number-columns-repeated="3"/>
          <table:table-cell table:number-columns-repeated="3"/>
          <table:table-cell table:style-name="ce86" office:value-type="string" calcext:value-type="string" table:number-columns-spanned="2" table:number-rows-spanned="1">
            <text:p>Histoire X</text:p>
          </table:table-cell>
          <table:covered-table-cell/>
          <table:table-cell table:style-name="ce86" office:value-type="string" calcext:value-type="string" table:number-columns-spanned="2" table:number-rows-spanned="1">
            <text:p>Histoire Y</text:p>
          </table:table-cell>
          <table:covered-table-cell/>
          <table:table-cell table:style-name="ce9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/>
          <table:table-cell table:style-name="ce86" office:value-type="string" calcext:value-type="string" table:number-columns-spanned="2" table:number-rows-spanned="1">
            <text:p>Jour</text:p>
          </table:table-cell>
          <table:covered-table-cell/>
          <table:table-cell table:style-name="ce22" office:value-type="string" calcext:value-type="string">
            <text:p>Idéal</text:p>
          </table:table-cell>
          <table:table-cell table:style-name="ce22" office:value-type="string" calcext:value-type="string">
            <text:p>Réel</text:p>
          </table:table-cell>
          <table:table-cell table:style-name="ce22" office:value-type="string" calcext:value-type="string">
            <text:p>Idéal</text:p>
          </table:table-cell>
          <table:table-cell table:style-name="ce22" office:value-type="string" calcext:value-type="string">
            <text:p>Réel</text:p>
          </table:table-cell>
          <table:table-cell table:style-name="ce22" office:value-type="string" calcext:value-type="string">
            <text:p>Idéal</text:p>
          </table:table-cell>
          <table:table-cell table:style-name="ce22" office:value-type="string" calcext:value-type="string">
            <text:p>Réel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90" office:value-type="date" office:date-value="2018-03-06" calcext:value-type="date">
            <text:p>6/03/2018</text:p>
          </table:table-cell>
          <table:table-cell table:style-name="ce92" office:value-type="float" office:value="0" calcext:value-type="float">
            <text:p>0</text:p>
          </table:table-cell>
          <table:table-cell table:style-name="ce27" table:formula="of:=[.$G$11]*(1-1/[.$I$12]*[.J4])" office:value-type="float" office:value="35" calcext:value-type="float">
            <text:p>35</text:p>
          </table:table-cell>
          <table:table-cell table:style-name="ce27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7"/>
        </table:table-row>
        <table:table-row table:style-name="ro4">
          <table:table-cell table:style-name="ce28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/>
          <table:table-cell table:style-name="ce90" office:value-type="date" office:date-value="2018-03-07" calcext:value-type="date">
            <text:p>7/03/2018</text:p>
          </table:table-cell>
          <table:table-cell table:style-name="ce92" office:value-type="float" office:value="1" calcext:value-type="float">
            <text:p>1</text:p>
          </table:table-cell>
          <table:table-cell table:style-name="ce27" table:formula="of:=[.$G$11]*(1-1/[.$I$12]*[.J5])" office:value-type="float" office:value="30" calcext:value-type="float">
            <text:p>30</text:p>
          </table:table-cell>
          <table:table-cell table:style-name="ce27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table:style-name="ce90" office:value-type="date" office:date-value="2018-03-08" calcext:value-type="date">
            <text:p>8/03/2018</text:p>
          </table:table-cell>
          <table:table-cell table:style-name="ce92" office:value-type="float" office:value="2" calcext:value-type="float">
            <text:p>2</text:p>
          </table:table-cell>
          <table:table-cell table:style-name="ce27" table:formula="of:=[.$G$11]*(1-1/[.$I$12]*[.J6])" office:value-type="float" office:value="25" calcext:value-type="float">
            <text:p>25</text:p>
          </table:table-cell>
          <table:table-cell table:style-name="ce27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90" office:value-type="date" office:date-value="2018-03-09" calcext:value-type="date">
            <text:p>9/03/2018</text:p>
          </table:table-cell>
          <table:table-cell table:style-name="ce92" office:value-type="float" office:value="3" calcext:value-type="float">
            <text:p>3</text:p>
          </table:table-cell>
          <table:table-cell table:style-name="ce27" table:formula="of:=[.$G$11]*(1-1/[.$I$12]*[.J7])" office:value-type="float" office:value="20" calcext:value-type="float">
            <text:p>20</text:p>
          </table:table-cell>
          <table:table-cell table:style-name="ce27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90" office:value-type="date" office:date-value="2018-03-10" calcext:value-type="date">
            <text:p>10/03/2018</text:p>
          </table:table-cell>
          <table:table-cell table:style-name="ce92" office:value-type="float" office:value="4" calcext:value-type="float">
            <text:p>4</text:p>
          </table:table-cell>
          <table:table-cell table:style-name="ce27" table:formula="of:=[.$G$11]*(1-1/[.$I$12]*[.J8])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90" office:value-type="date" office:date-value="2018-03-11" calcext:value-type="date">
            <text:p>11/03/2018</text:p>
          </table:table-cell>
          <table:table-cell table:style-name="ce92" office:value-type="float" office:value="5" calcext:value-type="float">
            <text:p>5</text:p>
          </table:table-cell>
          <table:table-cell table:style-name="ce27" table:formula="of:=[.$G$11]*(1-1/[.$I$12]*[.J9])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90" office:value-type="date" office:date-value="2018-03-12" calcext:value-type="date">
            <text:p>12/03/2018</text:p>
          </table:table-cell>
          <table:table-cell table:style-name="ce92" office:value-type="float" office:value="6" calcext:value-type="float">
            <text:p>6</text:p>
          </table:table-cell>
          <table:table-cell table:style-name="ce27" table:formula="of:=[.$G$11]*(1-1/[.$I$12]*[.J10])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table:style-name="ce28"/>
          <table:table-cell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4:.F10])" office:value-type="float" office:value="40" calcext:value-type="float">
            <text:p>40</text:p>
          </table:table-cell>
          <table:table-cell table:style-name="ce29" table:formula="of:=SUM([.G4:.G10])" office:value-type="float" office:value="35" calcext:value-type="float">
            <text:p>35</text:p>
          </table:table-cell>
          <table:table-cell/>
          <table:table-cell table:style-name="ce90" office:value-type="date" office:date-value="2018-03-13" calcext:value-type="date">
            <text:p>13/03/2018</text:p>
          </table:table-cell>
          <table:table-cell table:style-name="ce92" office:value-type="float" office:value="7" calcext:value-type="float">
            <text:p>7</text:p>
          </table:table-cell>
          <table:table-cell table:style-name="ce27" table:formula="of:=[.$G$11]*(1-1/[.$I$12]*[.J11])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30" table:formula="of:=COUNTA([.I4:.I11])-1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number-columns-repeated="1023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75" office:value-type="string" calcext:value-type="string" table:number-columns-spanned="5" table:number-rows-spanned="1">
            <text:p>HISTOIRE 2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16:.F18])" office:value-type="float" office:value="25" calcext:value-type="float">
            <text:p>25</text:p>
          </table:table-cell>
          <table:table-cell table:style-name="ce104" table:formula="of:=SUM([.G16:.G18])" office:value-type="float" office:value="25" calcext:value-type="float">
            <text:p>2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3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style-name="ce34"/>
          <table:table-cell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style-name="ce35" table:number-columns-repeated="5"/>
          <table:table-cell table:style-name="ce34"/>
          <table:table-cell table:number-columns-repeated="1010"/>
        </table:table-row>
        <table:table-row table:style-name="ro6">
          <table:table-cell table:style-name="ce34"/>
          <table:table-cell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34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7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6"/>
          <table: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24:.F30])" office:value-type="float" office:value="40" calcext:value-type="float">
            <text:p>40</text:p>
          </table:table-cell>
          <table:table-cell table:style-name="ce29" table:formula="of:=SUM([.G24:.G30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5" office:value-type="string" calcext:value-type="string" table:number-columns-spanned="5" table:number-rows-spanned="1">
            <text:p>HISTOIRE 4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35:.F37])" office:value-type="float" office:value="109" calcext:value-type="float">
            <text:p>109</text:p>
          </table:table-cell>
          <table:table-cell table:style-name="ce104" table:formula="of:=SUM([.G35:.G37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5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42:.F48])" office:value-type="float" office:value="40" calcext:value-type="float">
            <text:p>40</text:p>
          </table:table-cell>
          <table:table-cell table:style-name="ce29" table:formula="of:=SUM([.G42:.G48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75" office:value-type="string" calcext:value-type="string" table:number-columns-spanned="5" table:number-rows-spanned="1">
            <text:p>HISTOIRE 6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53:.F55])" office:value-type="float" office:value="25" calcext:value-type="float">
            <text:p>25</text:p>
          </table:table-cell>
          <table:table-cell table:style-name="ce104" table:formula="of:=SUM([.G53:.G55])" office:value-type="float" office:value="25" calcext:value-type="float">
            <text:p>2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9" table:number-columns-spanned="3" table:number-rows-spanned="1"/>
          <table:covered-table-cell table:style-name="ce79"/>
          <table:covered-table-cell/>
          <table:table-cell table:style-name="ce46" table:number-columns-repeated="2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7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60:.F66])" office:value-type="float" office:value="40" calcext:value-type="float">
            <text:p>40</text:p>
          </table:table-cell>
          <table:table-cell table:style-name="ce29" table:formula="of:=SUM([.G60:.G66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5" office:value-type="string" calcext:value-type="string" table:number-columns-spanned="5" table:number-rows-spanned="1">
            <text:p>HISTOIRE 8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Manger des cacahuètes</text:p>
          </table:table-cell>
          <table:table-cell table:style-name="ce24" office:value-type="string" calcext:value-type="string">
            <text:p>Pif</text:p>
          </table:table-cell>
          <table:table-cell table:style-name="ce32" office:value-type="string" calcext:value-type="string">
            <text:p>Hercule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71:.F74])" office:value-type="float" office:value="40" calcext:value-type="float">
            <text:p>40</text:p>
          </table:table-cell>
          <table:table-cell table:style-name="ce104" table:formula="of:=SUM([.G71:.G74])" office:value-type="float" office:value="26" calcext:value-type="float">
            <text:p>26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9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79:.F85])" office:value-type="float" office:value="40" calcext:value-type="float">
            <text:p>40</text:p>
          </table:table-cell>
          <table:table-cell table:style-name="ce29" table:formula="of:=SUM([.G79:.G85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79" table:number-columns-spanned="5" table:number-rows-spanned="1"/>
          <table:covered-table-cell table:style-name="ce7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75" office:value-type="string" calcext:value-type="string" table:number-columns-spanned="5" table:number-rows-spanned="1">
            <text:p>HISTOIRE 10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90:.F92])" office:value-type="float" office:value="25" calcext:value-type="float">
            <text:p>25</text:p>
          </table:table-cell>
          <table:table-cell table:style-name="ce104" table:formula="of:=SUM([.G90:.G92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11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97:.F103])" office:value-type="float" office:value="40" calcext:value-type="float">
            <text:p>40</text:p>
          </table:table-cell>
          <table:table-cell table:style-name="ce29" table:formula="of:=SUM([.G97:.G103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8">
          <table:table-cell table:number-columns-repeated="2"/>
          <table:table-cell table:style-name="ce75" office:value-type="string" calcext:value-type="string" table:number-columns-spanned="5" table:number-rows-spanned="1">
            <text:p>HISTOIRE 12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9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108:.F110])" office:value-type="float" office:value="25" calcext:value-type="float">
            <text:p>25</text:p>
          </table:table-cell>
          <table:table-cell table:style-name="ce104" table:formula="of:=SUM([.G108:.G110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1">
          <table:table-cell table:number-columns-repeated="2"/>
          <table:table-cell table:style-name="ce71" office:value-type="string" calcext:value-type="string" table:number-columns-spanned="5" table:number-rows-spanned="1">
            <text:p>HISTOIRE 13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11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115:.F121])" office:value-type="float" office:value="40" calcext:value-type="float">
            <text:p>40</text:p>
          </table:table-cell>
          <table:table-cell table:style-name="ce29" table:formula="of:=SUM([.G115:.G121])" office:value-type="float" office:value="35" calcext:value-type="float">
            <text:p>35</text:p>
          </table:table-cell>
          <table:table-cell table:number-columns-repeated="1016"/>
        </table:table-row>
        <table:table-row table:style-name="ro1" table:number-rows-repeated="104845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IT1.I4:IT1.J11">
            <calcext:condition calcext:apply-style-name="cf1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style-name="gr1" draw:text-style-name="P1" svg:width="159.99mm" svg:height="89.99mm" svg:x="458.41mm" svg:y="73.1mm">
            <loext:p draw:notify-on-update-of-ranges="IT2.J4:IT2.J11 IT2.O3:IT2.O3 IT2.O4:IT2.O11 IT2.P3:IT2.P3 IT2.P4:IT2.P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number-columns-repeated="2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2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46" table:default-cell-style-name="ce58"/>
        <table:table-row table:style-name="ro1">
          <table:table-cell table:number-columns-repeated="10"/>
          <table:table-cell table:style-name="ce86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style-name="ce65"/>
          <table:table-cell/>
          <table:table-cell table:style-name="ce71" office:value-type="string" calcext:value-type="string" table:number-columns-spanned="5" table:number-rows-spanned="1">
            <text:p>HISTOIRE 1</text:p>
          </table:table-cell>
          <table:covered-table-cell table:style-name="ce71"/>
          <table:covered-table-cell table:number-columns-repeated="3"/>
          <table:table-cell table:number-columns-repeated="3"/>
          <table:table-cell table:style-name="ce86" office:value-type="string" calcext:value-type="string" table:number-columns-spanned="2" table:number-rows-spanned="1">
            <text:p>Histoire X</text:p>
          </table:table-cell>
          <table:covered-table-cell/>
          <table:table-cell table:style-name="ce86" office:value-type="string" calcext:value-type="string" table:number-columns-spanned="2" table:number-rows-spanned="1">
            <text:p>Histoire Y</text:p>
          </table:table-cell>
          <table:covered-table-cell/>
          <table:table-cell table:style-name="ce9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/>
          <table:table-cell table:style-name="ce86" office:value-type="string" calcext:value-type="string" table:number-columns-spanned="2" table:number-rows-spanned="1">
            <text:p>Jour</text:p>
          </table:table-cell>
          <table:covered-table-cell/>
          <table:table-cell table:style-name="ce86" office:value-type="string" calcext:value-type="string">
            <text:p>Idéal</text:p>
          </table:table-cell>
          <table:table-cell table:style-name="ce86" office:value-type="string" calcext:value-type="string">
            <text:p>Réel</text:p>
          </table:table-cell>
          <table:table-cell table:style-name="ce86" office:value-type="string" calcext:value-type="string">
            <text:p>Idéal</text:p>
          </table:table-cell>
          <table:table-cell table:style-name="ce86" office:value-type="string" calcext:value-type="string">
            <text:p>Réel</text:p>
          </table:table-cell>
          <table:table-cell table:style-name="ce86" office:value-type="string" calcext:value-type="string">
            <text:p>Idéal</text:p>
          </table:table-cell>
          <table:table-cell table:style-name="ce86" office:value-type="string" calcext:value-type="string">
            <text:p>Réel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/>
          <table:table-cell table:style-name="ce96" office:value-type="date" office:date-value="2018-03-06" calcext:value-type="date">
            <text:p>6/03/2018</text:p>
          </table:table-cell>
          <table:table-cell table:style-name="ce97" office:value-type="float" office:value="0" calcext:value-type="float">
            <text:p>0</text:p>
          </table:table-cell>
          <table:table-cell table:style-name="ce27" table:formula="of:=[.$G$11]*(1-1/[.$I$12]*[.J4])" office:value-type="float" office:value="35" calcext:value-type="float">
            <text:p>35</text:p>
          </table:table-cell>
          <table:table-cell table:style-name="ce27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7"/>
        </table:table-row>
        <table:table-row table:style-name="ro4">
          <table:table-cell table:style-name="ce28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/>
          <table:table-cell table:style-name="ce96" office:value-type="date" office:date-value="2018-03-07" calcext:value-type="date">
            <text:p>7/03/2018</text:p>
          </table:table-cell>
          <table:table-cell table:style-name="ce97" office:value-type="float" office:value="1" calcext:value-type="float">
            <text:p>1</text:p>
          </table:table-cell>
          <table:table-cell table:style-name="ce27" table:formula="of:=[.$G$11]*(1-1/[.$I$12]*[.J5])" office:value-type="float" office:value="30" calcext:value-type="float">
            <text:p>30</text:p>
          </table:table-cell>
          <table:table-cell table:style-name="ce27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/>
          <table:table-cell table:style-name="ce96" office:value-type="date" office:date-value="2018-03-08" calcext:value-type="date">
            <text:p>8/03/2018</text:p>
          </table:table-cell>
          <table:table-cell table:style-name="ce97" office:value-type="float" office:value="2" calcext:value-type="float">
            <text:p>2</text:p>
          </table:table-cell>
          <table:table-cell table:style-name="ce27" table:formula="of:=[.$G$11]*(1-1/[.$I$12]*[.J6])" office:value-type="float" office:value="25" calcext:value-type="float">
            <text:p>25</text:p>
          </table:table-cell>
          <table:table-cell table:style-name="ce27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/>
          <table:table-cell table:style-name="ce96" office:value-type="date" office:date-value="2018-03-09" calcext:value-type="date">
            <text:p>9/03/2018</text:p>
          </table:table-cell>
          <table:table-cell table:style-name="ce97" office:value-type="float" office:value="3" calcext:value-type="float">
            <text:p>3</text:p>
          </table:table-cell>
          <table:table-cell table:style-name="ce27" table:formula="of:=[.$G$11]*(1-1/[.$I$12]*[.J7])" office:value-type="float" office:value="20" calcext:value-type="float">
            <text:p>20</text:p>
          </table:table-cell>
          <table:table-cell table:style-name="ce27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/>
          <table:table-cell table:style-name="ce96" office:value-type="date" office:date-value="2018-03-10" calcext:value-type="date">
            <text:p>10/03/2018</text:p>
          </table:table-cell>
          <table:table-cell table:style-name="ce97" office:value-type="float" office:value="4" calcext:value-type="float">
            <text:p>4</text:p>
          </table:table-cell>
          <table:table-cell table:style-name="ce27" table:formula="of:=[.$G$11]*(1-1/[.$I$12]*[.J8])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/>
          <table:table-cell table:style-name="ce96" office:value-type="date" office:date-value="2018-03-11" calcext:value-type="date">
            <text:p>11/03/2018</text:p>
          </table:table-cell>
          <table:table-cell table:style-name="ce97" office:value-type="float" office:value="5" calcext:value-type="float">
            <text:p>5</text:p>
          </table:table-cell>
          <table:table-cell table:style-name="ce27" table:formula="of:=[.$G$11]*(1-1/[.$I$12]*[.J9])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/>
          <table:table-cell table:style-name="ce96" office:value-type="date" office:date-value="2018-03-12" calcext:value-type="date">
            <text:p>12/03/2018</text:p>
          </table:table-cell>
          <table:table-cell table:style-name="ce97" office:value-type="float" office:value="6" calcext:value-type="float">
            <text:p>6</text:p>
          </table:table-cell>
          <table:table-cell table:style-name="ce27" table:formula="of:=[.$G$11]*(1-1/[.$I$12]*[.J10])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table:style-name="ce28"/>
          <table:table-cell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4:.F10])" office:value-type="float" office:value="0" calcext:value-type="float">
            <text:p>0</text:p>
          </table:table-cell>
          <table:table-cell table:style-name="ce29" table:formula="of:=SUM([.G4:.G10])" office:value-type="float" office:value="35" calcext:value-type="float">
            <text:p>35</text:p>
          </table:table-cell>
          <table:table-cell/>
          <table:table-cell table:style-name="ce96" office:value-type="date" office:date-value="2018-03-13" calcext:value-type="date">
            <text:p>13/03/2018</text:p>
          </table:table-cell>
          <table:table-cell table:style-name="ce97" office:value-type="float" office:value="7" calcext:value-type="float">
            <text:p>7</text:p>
          </table:table-cell>
          <table:table-cell table:style-name="ce27" table:formula="of:=[.$G$11]*(1-1/[.$I$12]*[.J11])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30" table:formula="of:=COUNTA([.I4:.I11])-1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number-columns-repeated="1023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75" office:value-type="string" calcext:value-type="string" table:number-columns-spanned="5" table:number-rows-spanned="1">
            <text:p>HISTOIRE 2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16:.F18])" office:value-type="float" office:value="0" calcext:value-type="float">
            <text:p>0</text:p>
          </table:table-cell>
          <table:table-cell table:style-name="ce104" table:formula="of:=SUM([.G16:.G18])" office:value-type="float" office:value="25" calcext:value-type="float">
            <text:p>2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3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style-name="ce34"/>
          <table:table-cell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style-name="ce35" table:number-columns-repeated="5"/>
          <table:table-cell table:style-name="ce34"/>
          <table:table-cell table:number-columns-repeated="1010"/>
        </table:table-row>
        <table:table-row table:style-name="ro6">
          <table:table-cell table:style-name="ce34"/>
          <table:table-cell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34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37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6"/>
          <table: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24:.F30])" office:value-type="float" office:value="0" calcext:value-type="float">
            <text:p>0</text:p>
          </table:table-cell>
          <table:table-cell table:style-name="ce29" table:formula="of:=SUM([.G24:.G30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5" office:value-type="string" calcext:value-type="string" table:number-columns-spanned="5" table:number-rows-spanned="1">
            <text:p>HISTOIRE 4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35:.F37])" office:value-type="float" office:value="0" calcext:value-type="float">
            <text:p>0</text:p>
          </table:table-cell>
          <table:table-cell table:style-name="ce104" table:formula="of:=SUM([.G35:.G37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5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42:.F48])" office:value-type="float" office:value="17" calcext:value-type="float">
            <text:p>17</text:p>
          </table:table-cell>
          <table:table-cell table:style-name="ce29" table:formula="of:=SUM([.G42:.G48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75" office:value-type="string" calcext:value-type="string" table:number-columns-spanned="5" table:number-rows-spanned="1">
            <text:p>HISTOIRE 6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53:.F55])" office:value-type="float" office:value="25" calcext:value-type="float">
            <text:p>25</text:p>
          </table:table-cell>
          <table:table-cell table:style-name="ce104" table:formula="of:=SUM([.G53:.G55])" office:value-type="float" office:value="25" calcext:value-type="float">
            <text:p>2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9" table:number-columns-spanned="3" table:number-rows-spanned="1"/>
          <table:covered-table-cell table:style-name="ce79"/>
          <table:covered-table-cell/>
          <table:table-cell table:style-name="ce46" table:number-columns-repeated="2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7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60:.F66])" office:value-type="float" office:value="40" calcext:value-type="float">
            <text:p>40</text:p>
          </table:table-cell>
          <table:table-cell table:style-name="ce29" table:formula="of:=SUM([.G60:.G66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5" office:value-type="string" calcext:value-type="string" table:number-columns-spanned="5" table:number-rows-spanned="1">
            <text:p>HISTOIRE 8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71:.F73])" office:value-type="float" office:value="25" calcext:value-type="float">
            <text:p>25</text:p>
          </table:table-cell>
          <table:table-cell table:style-name="ce104" table:formula="of:=SUM([.G71:.G73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9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78:.F84])" office:value-type="float" office:value="40" calcext:value-type="float">
            <text:p>40</text:p>
          </table:table-cell>
          <table:table-cell table:style-name="ce29" table:formula="of:=SUM([.G78:.G84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79" table:number-columns-spanned="5" table:number-rows-spanned="1"/>
          <table:covered-table-cell table:style-name="ce7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75" office:value-type="string" calcext:value-type="string" table:number-columns-spanned="5" table:number-rows-spanned="1">
            <text:p>HISTOIRE 10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89:.F91])" office:value-type="float" office:value="25" calcext:value-type="float">
            <text:p>25</text:p>
          </table:table-cell>
          <table:table-cell table:style-name="ce104" table:formula="of:=SUM([.G89:.G91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11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96:.F102])" office:value-type="float" office:value="40" calcext:value-type="float">
            <text:p>40</text:p>
          </table:table-cell>
          <table:table-cell table:style-name="ce29" table:formula="of:=SUM([.G96:.G102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8">
          <table:table-cell table:number-columns-repeated="2"/>
          <table:table-cell table:style-name="ce75" office:value-type="string" calcext:value-type="string" table:number-columns-spanned="5" table:number-rows-spanned="1">
            <text:p>HISTOIRE 12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9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107:.F109])" office:value-type="float" office:value="25" calcext:value-type="float">
            <text:p>25</text:p>
          </table:table-cell>
          <table:table-cell table:style-name="ce104" table:formula="of:=SUM([.G107:.G109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1">
          <table:table-cell table:number-columns-repeated="2"/>
          <table:table-cell table:style-name="ce71" office:value-type="string" calcext:value-type="string" table:number-columns-spanned="5" table:number-rows-spanned="1">
            <text:p>HISTOIRE 13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11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114:.F120])" office:value-type="float" office:value="40" calcext:value-type="float">
            <text:p>40</text:p>
          </table:table-cell>
          <table:table-cell table:style-name="ce29" table:formula="of:=SUM([.G114:.G120])" office:value-type="float" office:value="35" calcext:value-type="float">
            <text:p>3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IT2.I4:IT2.J11">
            <calcext:condition calcext:apply-style-name="cf1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style-name="gr1" draw:text-style-name="P1" svg:width="159.99mm" svg:height="89.99mm" svg:x="458.41mm" svg:y="73.1mm">
            <loext:p draw:notify-on-update-of-ranges="IT3.J4:IT3.J11 IT3.O3:IT3.O3 IT3.O4:IT3.O11 IT3.P3:IT3.P3 IT3.P4:IT3.P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number-columns-repeated="2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2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46" table:default-cell-style-name="ce58"/>
        <table:table-row table:style-name="ro1">
          <table:table-cell table:number-columns-repeated="10"/>
          <table:table-cell table:style-name="ce86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style-name="ce65"/>
          <table:table-cell/>
          <table:table-cell table:style-name="ce71" office:value-type="string" calcext:value-type="string" table:number-columns-spanned="5" table:number-rows-spanned="1">
            <text:p>HISTOIRE 1</text:p>
          </table:table-cell>
          <table:covered-table-cell table:style-name="ce71"/>
          <table:covered-table-cell table:number-columns-repeated="3"/>
          <table:table-cell table:number-columns-repeated="3"/>
          <table:table-cell table:style-name="ce86" office:value-type="string" calcext:value-type="string" table:number-columns-spanned="2" table:number-rows-spanned="1">
            <text:p>Histoire X</text:p>
          </table:table-cell>
          <table:covered-table-cell/>
          <table:table-cell table:style-name="ce86" office:value-type="string" calcext:value-type="string" table:number-columns-spanned="2" table:number-rows-spanned="1">
            <text:p>Histoire Y</text:p>
          </table:table-cell>
          <table:covered-table-cell/>
          <table:table-cell table:style-name="ce9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/>
          <table:table-cell table:style-name="ce86" office:value-type="string" calcext:value-type="string" table:number-columns-spanned="2" table:number-rows-spanned="1">
            <text:p>Jour</text:p>
          </table:table-cell>
          <table:covered-table-cell/>
          <table:table-cell table:style-name="ce86" office:value-type="string" calcext:value-type="string">
            <text:p>Idéal</text:p>
          </table:table-cell>
          <table:table-cell table:style-name="ce86" office:value-type="string" calcext:value-type="string">
            <text:p>Réel</text:p>
          </table:table-cell>
          <table:table-cell table:style-name="ce86" office:value-type="string" calcext:value-type="string">
            <text:p>Idéal</text:p>
          </table:table-cell>
          <table:table-cell table:style-name="ce86" office:value-type="string" calcext:value-type="string">
            <text:p>Réel</text:p>
          </table:table-cell>
          <table:table-cell table:style-name="ce86" office:value-type="string" calcext:value-type="string">
            <text:p>Idéal</text:p>
          </table:table-cell>
          <table:table-cell table:style-name="ce86" office:value-type="string" calcext:value-type="string">
            <text:p>Réel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98" office:value-type="date" office:date-value="2018-03-06" calcext:value-type="date">
            <text:p>6/03/2018</text:p>
          </table:table-cell>
          <table:table-cell table:style-name="ce99" office:value-type="float" office:value="0" calcext:value-type="float">
            <text:p>0</text:p>
          </table:table-cell>
          <table:table-cell table:style-name="ce27" table:formula="of:=[.$G$11]*(1-1/[.$I$12]*[.J4])" office:value-type="float" office:value="35" calcext:value-type="float">
            <text:p>35</text:p>
          </table:table-cell>
          <table:table-cell table:style-name="ce27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7"/>
        </table:table-row>
        <table:table-row table:style-name="ro4">
          <table:table-cell table:style-name="ce28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/>
          <table:table-cell table:style-name="ce98" office:value-type="date" office:date-value="2018-03-07" calcext:value-type="date">
            <text:p>7/03/2018</text:p>
          </table:table-cell>
          <table:table-cell table:style-name="ce99" office:value-type="float" office:value="1" calcext:value-type="float">
            <text:p>1</text:p>
          </table:table-cell>
          <table:table-cell table:style-name="ce27" table:formula="of:=[.$G$11]*(1-1/[.$I$12]*[.J5])" office:value-type="float" office:value="30" calcext:value-type="float">
            <text:p>30</text:p>
          </table:table-cell>
          <table:table-cell table:style-name="ce27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table:style-name="ce98" office:value-type="date" office:date-value="2018-03-08" calcext:value-type="date">
            <text:p>8/03/2018</text:p>
          </table:table-cell>
          <table:table-cell table:style-name="ce99" office:value-type="float" office:value="2" calcext:value-type="float">
            <text:p>2</text:p>
          </table:table-cell>
          <table:table-cell table:style-name="ce27" table:formula="of:=[.$G$11]*(1-1/[.$I$12]*[.J6])" office:value-type="float" office:value="25" calcext:value-type="float">
            <text:p>25</text:p>
          </table:table-cell>
          <table:table-cell table:style-name="ce27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98" office:value-type="date" office:date-value="2018-03-09" calcext:value-type="date">
            <text:p>9/03/2018</text:p>
          </table:table-cell>
          <table:table-cell table:style-name="ce99" office:value-type="float" office:value="3" calcext:value-type="float">
            <text:p>3</text:p>
          </table:table-cell>
          <table:table-cell table:style-name="ce27" table:formula="of:=[.$G$11]*(1-1/[.$I$12]*[.J7])" office:value-type="float" office:value="20" calcext:value-type="float">
            <text:p>20</text:p>
          </table:table-cell>
          <table:table-cell table:style-name="ce27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98" office:value-type="date" office:date-value="2018-03-10" calcext:value-type="date">
            <text:p>10/03/2018</text:p>
          </table:table-cell>
          <table:table-cell table:style-name="ce99" office:value-type="float" office:value="4" calcext:value-type="float">
            <text:p>4</text:p>
          </table:table-cell>
          <table:table-cell table:style-name="ce27" table:formula="of:=[.$G$11]*(1-1/[.$I$12]*[.J8])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98" office:value-type="date" office:date-value="2018-03-11" calcext:value-type="date">
            <text:p>11/03/2018</text:p>
          </table:table-cell>
          <table:table-cell table:style-name="ce99" office:value-type="float" office:value="5" calcext:value-type="float">
            <text:p>5</text:p>
          </table:table-cell>
          <table:table-cell table:style-name="ce27" table:formula="of:=[.$G$11]*(1-1/[.$I$12]*[.J9])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98" office:value-type="date" office:date-value="2018-03-12" calcext:value-type="date">
            <text:p>12/03/2018</text:p>
          </table:table-cell>
          <table:table-cell table:style-name="ce99" office:value-type="float" office:value="6" calcext:value-type="float">
            <text:p>6</text:p>
          </table:table-cell>
          <table:table-cell table:style-name="ce27" table:formula="of:=[.$G$11]*(1-1/[.$I$12]*[.J10])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table:style-name="ce28"/>
          <table:table-cell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4:.F10])" office:value-type="float" office:value="40" calcext:value-type="float">
            <text:p>40</text:p>
          </table:table-cell>
          <table:table-cell table:style-name="ce29" table:formula="of:=SUM([.G4:.G10])" office:value-type="float" office:value="35" calcext:value-type="float">
            <text:p>35</text:p>
          </table:table-cell>
          <table:table-cell/>
          <table:table-cell table:style-name="ce98" office:value-type="date" office:date-value="2018-03-13" calcext:value-type="date">
            <text:p>13/03/2018</text:p>
          </table:table-cell>
          <table:table-cell table:style-name="ce99" office:value-type="float" office:value="7" calcext:value-type="float">
            <text:p>7</text:p>
          </table:table-cell>
          <table:table-cell table:style-name="ce27" table:formula="of:=[.$G$11]*(1-1/[.$I$12]*[.J11])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30" table:formula="of:=COUNTA([.I4:.I11])-1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number-columns-repeated="1023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75" office:value-type="string" calcext:value-type="string" table:number-columns-spanned="5" table:number-rows-spanned="1">
            <text:p>HISTOIRE 2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16:.F18])" office:value-type="float" office:value="25" calcext:value-type="float">
            <text:p>25</text:p>
          </table:table-cell>
          <table:table-cell table:style-name="ce104" table:formula="of:=SUM([.G16:.G18])" office:value-type="float" office:value="25" calcext:value-type="float">
            <text:p>2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3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style-name="ce34"/>
          <table:table-cell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style-name="ce35" table:number-columns-repeated="5"/>
          <table:table-cell table:style-name="ce34"/>
          <table:table-cell table:number-columns-repeated="1010"/>
        </table:table-row>
        <table:table-row table:style-name="ro6">
          <table:table-cell table:style-name="ce34"/>
          <table:table-cell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34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7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6"/>
          <table: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24:.F30])" office:value-type="float" office:value="40" calcext:value-type="float">
            <text:p>40</text:p>
          </table:table-cell>
          <table:table-cell table:style-name="ce29" table:formula="of:=SUM([.G24:.G30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5" office:value-type="string" calcext:value-type="string" table:number-columns-spanned="5" table:number-rows-spanned="1">
            <text:p>HISTOIRE 4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35:.F37])" office:value-type="float" office:value="25" calcext:value-type="float">
            <text:p>25</text:p>
          </table:table-cell>
          <table:table-cell table:style-name="ce104" table:formula="of:=SUM([.G35:.G37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5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42:.F48])" office:value-type="float" office:value="40" calcext:value-type="float">
            <text:p>40</text:p>
          </table:table-cell>
          <table:table-cell table:style-name="ce29" table:formula="of:=SUM([.G42:.G48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75" office:value-type="string" calcext:value-type="string" table:number-columns-spanned="5" table:number-rows-spanned="1">
            <text:p>HISTOIRE 6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53:.F55])" office:value-type="float" office:value="25" calcext:value-type="float">
            <text:p>25</text:p>
          </table:table-cell>
          <table:table-cell table:style-name="ce104" table:formula="of:=SUM([.G53:.G55])" office:value-type="float" office:value="25" calcext:value-type="float">
            <text:p>2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9" table:number-columns-spanned="3" table:number-rows-spanned="1"/>
          <table:covered-table-cell table:style-name="ce79"/>
          <table:covered-table-cell/>
          <table:table-cell table:style-name="ce46" table:number-columns-repeated="2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7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60:.F66])" office:value-type="float" office:value="40" calcext:value-type="float">
            <text:p>40</text:p>
          </table:table-cell>
          <table:table-cell table:style-name="ce29" table:formula="of:=SUM([.G60:.G66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5" office:value-type="string" calcext:value-type="string" table:number-columns-spanned="5" table:number-rows-spanned="1">
            <text:p>HISTOIRE 8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71:.F73])" office:value-type="float" office:value="25" calcext:value-type="float">
            <text:p>25</text:p>
          </table:table-cell>
          <table:table-cell table:style-name="ce104" table:formula="of:=SUM([.G71:.G73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9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78:.F84])" office:value-type="float" office:value="40" calcext:value-type="float">
            <text:p>40</text:p>
          </table:table-cell>
          <table:table-cell table:style-name="ce29" table:formula="of:=SUM([.G78:.G84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79" table:number-columns-spanned="5" table:number-rows-spanned="1"/>
          <table:covered-table-cell table:style-name="ce7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75" office:value-type="string" calcext:value-type="string" table:number-columns-spanned="5" table:number-rows-spanned="1">
            <text:p>HISTOIRE 10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89:.F91])" office:value-type="float" office:value="25" calcext:value-type="float">
            <text:p>25</text:p>
          </table:table-cell>
          <table:table-cell table:style-name="ce104" table:formula="of:=SUM([.G89:.G91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11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96:.F102])" office:value-type="float" office:value="40" calcext:value-type="float">
            <text:p>40</text:p>
          </table:table-cell>
          <table:table-cell table:style-name="ce29" table:formula="of:=SUM([.G96:.G102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8">
          <table:table-cell table:number-columns-repeated="2"/>
          <table:table-cell table:style-name="ce75" office:value-type="string" calcext:value-type="string" table:number-columns-spanned="5" table:number-rows-spanned="1">
            <text:p>HISTOIRE 12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9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107:.F109])" office:value-type="float" office:value="0" calcext:value-type="float">
            <text:p>0</text:p>
          </table:table-cell>
          <table:table-cell table:style-name="ce104" table:formula="of:=SUM([.G107:.G109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1">
          <table:table-cell table:number-columns-repeated="2"/>
          <table:table-cell table:style-name="ce71" office:value-type="string" calcext:value-type="string" table:number-columns-spanned="5" table:number-rows-spanned="1">
            <text:p>HISTOIRE 13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11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114:.F120])" office:value-type="float" office:value="0" calcext:value-type="float">
            <text:p>0</text:p>
          </table:table-cell>
          <table:table-cell table:style-name="ce29" table:formula="of:=SUM([.G114:.G120])" office:value-type="float" office:value="35" calcext:value-type="float">
            <text:p>3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IT3.I4:IT3.J11">
            <calcext:condition calcext:apply-style-name="cf1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style-name="gr1" draw:text-style-name="P1" svg:width="159.99mm" svg:height="89.99mm" svg:x="458.41mm" svg:y="73.1mm">
            <loext:p draw:notify-on-update-of-ranges="IT4.J4:IT4.J11 IT4.O3:IT4.O3 IT4.O4:IT4.O11 IT4.P3:IT4.P3 IT4.P4:IT4.P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number-columns-repeated="2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2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46" table:default-cell-style-name="ce58"/>
        <table:table-row table:style-name="ro1">
          <table:table-cell table:number-columns-repeated="10"/>
          <table:table-cell table:style-name="ce86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style-name="ce65"/>
          <table:table-cell/>
          <table:table-cell table:style-name="ce71" office:value-type="string" calcext:value-type="string" table:number-columns-spanned="5" table:number-rows-spanned="1">
            <text:p>HISTOIRE 1</text:p>
          </table:table-cell>
          <table:covered-table-cell table:style-name="ce71"/>
          <table:covered-table-cell table:number-columns-repeated="3"/>
          <table:table-cell table:number-columns-repeated="3"/>
          <table:table-cell table:style-name="ce86" office:value-type="string" calcext:value-type="string" table:number-columns-spanned="2" table:number-rows-spanned="1">
            <text:p>Histoire X</text:p>
          </table:table-cell>
          <table:covered-table-cell/>
          <table:table-cell table:style-name="ce86" office:value-type="string" calcext:value-type="string" table:number-columns-spanned="2" table:number-rows-spanned="1">
            <text:p>Histoire Y</text:p>
          </table:table-cell>
          <table:covered-table-cell/>
          <table:table-cell table:style-name="ce9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/>
          <table:table-cell table:style-name="ce86" office:value-type="string" calcext:value-type="string" table:number-columns-spanned="2" table:number-rows-spanned="1">
            <text:p>Jour</text:p>
          </table:table-cell>
          <table:covered-table-cell/>
          <table:table-cell table:style-name="ce86" office:value-type="string" calcext:value-type="string">
            <text:p>Idéal</text:p>
          </table:table-cell>
          <table:table-cell table:style-name="ce86" office:value-type="string" calcext:value-type="string">
            <text:p>Réel</text:p>
          </table:table-cell>
          <table:table-cell table:style-name="ce86" office:value-type="string" calcext:value-type="string">
            <text:p>Idéal</text:p>
          </table:table-cell>
          <table:table-cell table:style-name="ce86" office:value-type="string" calcext:value-type="string">
            <text:p>Réel</text:p>
          </table:table-cell>
          <table:table-cell table:style-name="ce86" office:value-type="string" calcext:value-type="string">
            <text:p>Idéal</text:p>
          </table:table-cell>
          <table:table-cell table:style-name="ce86" office:value-type="string" calcext:value-type="string">
            <text:p>Réel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/>
          <table:table-cell table:style-name="ce100" office:value-type="date" office:date-value="2018-03-06" calcext:value-type="date">
            <text:p>6/03/2018</text:p>
          </table:table-cell>
          <table:table-cell table:style-name="ce101" office:value-type="float" office:value="0" calcext:value-type="float">
            <text:p>0</text:p>
          </table:table-cell>
          <table:table-cell table:style-name="ce27" table:formula="of:=[.$G$11]*(1-1/[.$I$12]*[.J4])" office:value-type="float" office:value="35" calcext:value-type="float">
            <text:p>35</text:p>
          </table:table-cell>
          <table:table-cell table:style-name="ce27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7"/>
        </table:table-row>
        <table:table-row table:style-name="ro4">
          <table:table-cell table:style-name="ce28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/>
          <table:table-cell table:style-name="ce100" office:value-type="date" office:date-value="2018-03-07" calcext:value-type="date">
            <text:p>7/03/2018</text:p>
          </table:table-cell>
          <table:table-cell table:style-name="ce101" office:value-type="float" office:value="1" calcext:value-type="float">
            <text:p>1</text:p>
          </table:table-cell>
          <table:table-cell table:style-name="ce27" table:formula="of:=[.$G$11]*(1-1/[.$I$12]*[.J5])" office:value-type="float" office:value="30" calcext:value-type="float">
            <text:p>30</text:p>
          </table:table-cell>
          <table:table-cell table:style-name="ce27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/>
          <table:table-cell table:style-name="ce100" office:value-type="date" office:date-value="2018-03-08" calcext:value-type="date">
            <text:p>8/03/2018</text:p>
          </table:table-cell>
          <table:table-cell table:style-name="ce101" office:value-type="float" office:value="2" calcext:value-type="float">
            <text:p>2</text:p>
          </table:table-cell>
          <table:table-cell table:style-name="ce27" table:formula="of:=[.$G$11]*(1-1/[.$I$12]*[.J6])" office:value-type="float" office:value="25" calcext:value-type="float">
            <text:p>25</text:p>
          </table:table-cell>
          <table:table-cell table:style-name="ce27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/>
          <table:table-cell table:style-name="ce100" office:value-type="date" office:date-value="2018-03-09" calcext:value-type="date">
            <text:p>9/03/2018</text:p>
          </table:table-cell>
          <table:table-cell table:style-name="ce101" office:value-type="float" office:value="3" calcext:value-type="float">
            <text:p>3</text:p>
          </table:table-cell>
          <table:table-cell table:style-name="ce27" table:formula="of:=[.$G$11]*(1-1/[.$I$12]*[.J7])" office:value-type="float" office:value="20" calcext:value-type="float">
            <text:p>20</text:p>
          </table:table-cell>
          <table:table-cell table:style-name="ce27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/>
          <table:table-cell table:style-name="ce100" office:value-type="date" office:date-value="2018-03-10" calcext:value-type="date">
            <text:p>10/03/2018</text:p>
          </table:table-cell>
          <table:table-cell table:style-name="ce101" office:value-type="float" office:value="4" calcext:value-type="float">
            <text:p>4</text:p>
          </table:table-cell>
          <table:table-cell table:style-name="ce27" table:formula="of:=[.$G$11]*(1-1/[.$I$12]*[.J8])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/>
          <table:table-cell table:style-name="ce100" office:value-type="date" office:date-value="2018-03-11" calcext:value-type="date">
            <text:p>11/03/2018</text:p>
          </table:table-cell>
          <table:table-cell table:style-name="ce101" office:value-type="float" office:value="5" calcext:value-type="float">
            <text:p>5</text:p>
          </table:table-cell>
          <table:table-cell table:style-name="ce27" table:formula="of:=[.$G$11]*(1-1/[.$I$12]*[.J9])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/>
          <table:table-cell table:style-name="ce100" office:value-type="date" office:date-value="2018-03-12" calcext:value-type="date">
            <text:p>12/03/2018</text:p>
          </table:table-cell>
          <table:table-cell table:style-name="ce101" office:value-type="float" office:value="6" calcext:value-type="float">
            <text:p>6</text:p>
          </table:table-cell>
          <table:table-cell table:style-name="ce27" table:formula="of:=[.$G$11]*(1-1/[.$I$12]*[.J10])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table:style-name="ce28"/>
          <table:table-cell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4:.F10])" office:value-type="float" office:value="0" calcext:value-type="float">
            <text:p>0</text:p>
          </table:table-cell>
          <table:table-cell table:style-name="ce29" table:formula="of:=SUM([.G4:.G10])" office:value-type="float" office:value="35" calcext:value-type="float">
            <text:p>35</text:p>
          </table:table-cell>
          <table:table-cell/>
          <table:table-cell table:style-name="ce100" office:value-type="date" office:date-value="2018-03-13" calcext:value-type="date">
            <text:p>13/03/2018</text:p>
          </table:table-cell>
          <table:table-cell table:style-name="ce101" office:value-type="float" office:value="7" calcext:value-type="float">
            <text:p>7</text:p>
          </table:table-cell>
          <table:table-cell table:style-name="ce27" table:formula="of:=[.$G$11]*(1-1/[.$I$12]*[.J11])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30" table:formula="of:=COUNTA([.I4:.I11])-1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number-columns-repeated="1023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75" office:value-type="string" calcext:value-type="string" table:number-columns-spanned="5" table:number-rows-spanned="1">
            <text:p>HISTOIRE 2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16:.F18])" office:value-type="float" office:value="0" calcext:value-type="float">
            <text:p>0</text:p>
          </table:table-cell>
          <table:table-cell table:style-name="ce104" table:formula="of:=SUM([.G16:.G18])" office:value-type="float" office:value="25" calcext:value-type="float">
            <text:p>2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3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style-name="ce34"/>
          <table:table-cell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style-name="ce35" table:number-columns-repeated="5"/>
          <table:table-cell table:style-name="ce34"/>
          <table:table-cell table:number-columns-repeated="1010"/>
        </table:table-row>
        <table:table-row table:style-name="ro6">
          <table:table-cell table:style-name="ce34"/>
          <table:table-cell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34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37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6"/>
          <table: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24:.F30])" office:value-type="float" office:value="0" calcext:value-type="float">
            <text:p>0</text:p>
          </table:table-cell>
          <table:table-cell table:style-name="ce29" table:formula="of:=SUM([.G24:.G30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5" office:value-type="string" calcext:value-type="string" table:number-columns-spanned="5" table:number-rows-spanned="1">
            <text:p>HISTOIRE 4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35:.F37])" office:value-type="float" office:value="25" calcext:value-type="float">
            <text:p>25</text:p>
          </table:table-cell>
          <table:table-cell table:style-name="ce104" table:formula="of:=SUM([.G35:.G37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5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42:.F48])" office:value-type="float" office:value="40" calcext:value-type="float">
            <text:p>40</text:p>
          </table:table-cell>
          <table:table-cell table:style-name="ce29" table:formula="of:=SUM([.G42:.G48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75" office:value-type="string" calcext:value-type="string" table:number-columns-spanned="5" table:number-rows-spanned="1">
            <text:p>HISTOIRE 6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53:.F55])" office:value-type="float" office:value="25" calcext:value-type="float">
            <text:p>25</text:p>
          </table:table-cell>
          <table:table-cell table:style-name="ce104" table:formula="of:=SUM([.G53:.G55])" office:value-type="float" office:value="25" calcext:value-type="float">
            <text:p>2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9" table:number-columns-spanned="3" table:number-rows-spanned="1"/>
          <table:covered-table-cell table:style-name="ce79"/>
          <table:covered-table-cell/>
          <table:table-cell table:style-name="ce46" table:number-columns-repeated="2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7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60:.F66])" office:value-type="float" office:value="40" calcext:value-type="float">
            <text:p>40</text:p>
          </table:table-cell>
          <table:table-cell table:style-name="ce29" table:formula="of:=SUM([.G60:.G66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5" office:value-type="string" calcext:value-type="string" table:number-columns-spanned="5" table:number-rows-spanned="1">
            <text:p>HISTOIRE 8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71:.F73])" office:value-type="float" office:value="25" calcext:value-type="float">
            <text:p>25</text:p>
          </table:table-cell>
          <table:table-cell table:style-name="ce104" table:formula="of:=SUM([.G71:.G73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9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78:.F84])" office:value-type="float" office:value="40" calcext:value-type="float">
            <text:p>40</text:p>
          </table:table-cell>
          <table:table-cell table:style-name="ce29" table:formula="of:=SUM([.G78:.G84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79" table:number-columns-spanned="5" table:number-rows-spanned="1"/>
          <table:covered-table-cell table:style-name="ce7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75" office:value-type="string" calcext:value-type="string" table:number-columns-spanned="5" table:number-rows-spanned="1">
            <text:p>HISTOIRE 10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89:.F91])" office:value-type="float" office:value="25" calcext:value-type="float">
            <text:p>25</text:p>
          </table:table-cell>
          <table:table-cell table:style-name="ce104" table:formula="of:=SUM([.G89:.G91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11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96:.F102])" office:value-type="float" office:value="40" calcext:value-type="float">
            <text:p>40</text:p>
          </table:table-cell>
          <table:table-cell table:style-name="ce29" table:formula="of:=SUM([.G96:.G102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8">
          <table:table-cell table:number-columns-repeated="2"/>
          <table:table-cell table:style-name="ce75" office:value-type="string" calcext:value-type="string" table:number-columns-spanned="5" table:number-rows-spanned="1">
            <text:p>HISTOIRE 12</text:p>
          </table:table-cell>
          <table:covered-table-cell table:style-name="ce75"/>
          <table:covered-table-cell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9">
          <table:table-cell table:number-columns-repeated="2"/>
          <table:table-cell table:style-name="ce77" office:value-type="string" calcext:value-type="string" table:number-columns-spanned="3" table:number-rows-spanned="1">
            <text:p>Total</text:p>
          </table:table-cell>
          <table:covered-table-cell table:style-name="ce77"/>
          <table:covered-table-cell/>
          <table:table-cell table:style-name="ce104" table:formula="of:=SUM([.F107:.F109])" office:value-type="float" office:value="25" calcext:value-type="float">
            <text:p>25</text:p>
          </table:table-cell>
          <table:table-cell table:style-name="ce104" table:formula="of:=SUM([.G107:.G109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1">
          <table:table-cell table:number-columns-repeated="2"/>
          <table:table-cell table:style-name="ce71" office:value-type="string" calcext:value-type="string" table:number-columns-spanned="5" table:number-rows-spanned="1">
            <text:p>HISTOIRE 13</text:p>
          </table:table-cell>
          <table:covered-table-cell table:style-name="ce71"/>
          <table:covered-table-cell table:number-columns-repeated="3"/>
          <table:table-cell table:number-columns-repeated="1016"/>
        </table:table-row>
        <table:table-row table:style-name="ro11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style-name="ce74"/>
          <table:covered-table-cell/>
          <table:table-cell table:style-name="ce29" table:formula="of:=SUM([.F114:.F120])" office:value-type="float" office:value="40" calcext:value-type="float">
            <text:p>40</text:p>
          </table:table-cell>
          <table:table-cell table:style-name="ce29" table:formula="of:=SUM([.G114:.G120])" office:value-type="float" office:value="35" calcext:value-type="float">
            <text:p>3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IT4.I4:IT4.J11">
            <calcext:condition calcext:apply-style-name="cf1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C$113" table:cell-range-address="$IT1.$F$11"/>
        <table:named-range table:name="IT1H10" table:base-cell-address="$IT1.$F$38" table:cell-range-address="$IT1.$F$93"/>
        <table:named-range table:name="IT1H11" table:base-cell-address="$IT1.$F$38" table:cell-range-address="$IT1.$F$104"/>
        <table:named-range table:name="IT1H12" table:base-cell-address="$IT1.$F$38" table:cell-range-address="$IT1.$F$111"/>
        <table:named-range table:name="IT1H13" table:base-cell-address="$IT2.$C$112" table:cell-range-address="$IT1.$F$122"/>
        <table:named-range table:name="IT1H2" table:base-cell-address="$IT1.$F$19" table:cell-range-address="$IT1.$F$19"/>
        <table:named-range table:name="IT1H3" table:base-cell-address="$IT1.$F$31" table:cell-range-address="$IT1.$F$31"/>
        <table:named-range table:name="IT1H4" table:base-cell-address="$IT1.$F$38" table:cell-range-address="$IT1.$F$38"/>
        <table:named-range table:name="IT1H5" table:base-cell-address="$IT1.$F$38" table:cell-range-address="$IT1.$F$49"/>
        <table:named-range table:name="IT1H6" table:base-cell-address="$IT1.$F$38" table:cell-range-address="$IT1.$F$56"/>
        <table:named-range table:name="IT1H7" table:base-cell-address="$IT1.$F$38" table:cell-range-address="$IT1.$F$67"/>
        <table:named-range table:name="IT1H8" table:base-cell-address="$IT1.$F$38" table:cell-range-address="$IT1.$F$75"/>
        <table:named-range table:name="IT1H9" table:base-cell-address="$IT1.$F$38" table:cell-range-address="$IT1.$F$86"/>
        <table:named-range table:name="IT2H1" table:base-cell-address="$IT2.$C$112" table:cell-range-address="$IT2.$F$11"/>
        <table:named-range table:name="IT2H10" table:base-cell-address="$IT2.$C$112" table:cell-range-address="$IT2.$F$92"/>
        <table:named-range table:name="IT2H11" table:base-cell-address="$IT2.$C$112" table:cell-range-address="$IT2.$F$103"/>
        <table:named-range table:name="IT2H12" table:base-cell-address="$IT2.$C$112" table:cell-range-address="$IT2.$F$110"/>
        <table:named-range table:name="IT2H13" table:base-cell-address="$IT2.$C$112" table:cell-range-address="$IT2.$F$121"/>
        <table:named-range table:name="IT2H2" table:base-cell-address="$IT2.$C$112" table:cell-range-address="$IT2.$F$19"/>
        <table:named-range table:name="IT2H3" table:base-cell-address="$IT2.$C$112" table:cell-range-address="$IT2.$F$31"/>
        <table:named-range table:name="IT2H4" table:base-cell-address="$IT2.$C$112" table:cell-range-address="$IT2.$F$38"/>
        <table:named-range table:name="IT2H5" table:base-cell-address="$IT2.$C$112" table:cell-range-address="$IT2.$F$49"/>
        <table:named-range table:name="IT2H6" table:base-cell-address="$IT2.$C$112" table:cell-range-address="$IT2.$F$56"/>
        <table:named-range table:name="IT2H7" table:base-cell-address="$IT2.$C$112" table:cell-range-address="$IT2.$F$67"/>
        <table:named-range table:name="IT2H8" table:base-cell-address="$IT2.$C$112" table:cell-range-address="$IT2.$F$74"/>
        <table:named-range table:name="IT2H9" table:base-cell-address="$IT2.$C$112" table:cell-range-address="$IT2.$F$85"/>
        <table:named-range table:name="IT3H1" table:base-cell-address="$IT3.$C$112" table:cell-range-address="$IT3.$F$11"/>
        <table:named-range table:name="IT3H10" table:base-cell-address="$IT3.$C$112" table:cell-range-address="$IT3.$F$92"/>
        <table:named-range table:name="IT3H11" table:base-cell-address="$IT3.$C$112" table:cell-range-address="$IT3.$F$103"/>
        <table:named-range table:name="IT3H12" table:base-cell-address="$IT3.$C$112" table:cell-range-address="$IT3.$F$110"/>
        <table:named-range table:name="IT3H13" table:base-cell-address="$IT3.$C$112" table:cell-range-address="$IT3.$F$121"/>
        <table:named-range table:name="IT3H2" table:base-cell-address="$IT3.$C$112" table:cell-range-address="$IT3.$F$19"/>
        <table:named-range table:name="IT3H3" table:base-cell-address="$IT3.$C$112" table:cell-range-address="$IT3.$F$31"/>
        <table:named-range table:name="IT3H4" table:base-cell-address="$IT3.$C$112" table:cell-range-address="$IT3.$F$38"/>
        <table:named-range table:name="IT3H5" table:base-cell-address="$IT3.$C$112" table:cell-range-address="$IT3.$F$49"/>
        <table:named-range table:name="IT3H6" table:base-cell-address="$IT3.$C$112" table:cell-range-address="$IT3.$F$56"/>
        <table:named-range table:name="IT3H7" table:base-cell-address="$IT3.$C$112" table:cell-range-address="$IT3.$F$67"/>
        <table:named-range table:name="IT3H8" table:base-cell-address="$IT3.$C$112" table:cell-range-address="$IT3.$F$74"/>
        <table:named-range table:name="IT3H9" table:base-cell-address="$IT3.$C$112" table:cell-range-address="$IT3.$F$85"/>
        <table:named-range table:name="IT4H1" table:base-cell-address="$IT4.$C$112" table:cell-range-address="$IT4.$F$11"/>
        <table:named-range table:name="IT4H10" table:base-cell-address="$IT4.$C$112" table:cell-range-address="$IT4.$F$92"/>
        <table:named-range table:name="IT4H11" table:base-cell-address="$IT4.$C$112" table:cell-range-address="$IT4.$F$103"/>
        <table:named-range table:name="IT4H12" table:base-cell-address="$IT4.$C$112" table:cell-range-address="$IT4.$F$110"/>
        <table:named-range table:name="IT4H13" table:base-cell-address="$IT4.$C$112" table:cell-range-address="$IT4.$F$121"/>
        <table:named-range table:name="IT4H2" table:base-cell-address="$IT4.$C$112" table:cell-range-address="$IT4.$F$19"/>
        <table:named-range table:name="IT4H3" table:base-cell-address="$IT4.$C$112" table:cell-range-address="$IT4.$F$31"/>
        <table:named-range table:name="IT4H4" table:base-cell-address="$IT4.$C$112" table:cell-range-address="$IT4.$F$38"/>
        <table:named-range table:name="IT4H5" table:base-cell-address="$IT4.$C$112" table:cell-range-address="$IT4.$F$49"/>
        <table:named-range table:name="IT4H6" table:base-cell-address="$IT4.$C$112" table:cell-range-address="$IT4.$F$56"/>
        <table:named-range table:name="IT4H7" table:base-cell-address="$IT4.$C$112" table:cell-range-address="$IT4.$F$67"/>
        <table:named-range table:name="IT4H8" table:base-cell-address="$IT4.$C$112" table:cell-range-address="$IT4.$F$74"/>
        <table:named-range table:name="IT4H9" table:base-cell-address="$IT4.$C$112" table:cell-range-address="$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Inconsolata" svg:font-family="Inconsolata"/>
    <style:font-face style:name="Georgia1" svg:font-family="Georgia" style:font-family-generic="roma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 number:style="long"/>
      <number:text>/</number:text>
      <number:year number:style="long"/>
    </number:date-style>
    <number:date-style style:name="N108P0" style:volatile="true">
      <number:day/>
      <number:text>/</number:text>
      <number:month number:style="long"/>
      <number:text>/</number:text>
      <number:year number:style="long"/>
    </number:date-style>
    <number:text-style style:name="N108">
      <number:text-content/>
      <style:map style:condition="value()&lt;=1.79769313486232E+308" style:apply-style-name="N108P0"/>
    </number:text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/>
    </style:style>
    <style:style style:name="cf2" style:family="table-cell" style:parent-style-name="Default" style:data-style-name="N0">
      <style:table-cell-properties fo:background-color="#f4c7c3"/>
    </style:style>
    <style:style style:name="cf3" style:family="table-cell" style:parent-style-name="Default" style:data-style-name="N0">
      <style:table-cell-properties fo:background-color="transparent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/>
      <style:text-properties fo:color="#f09300" fo:font-weight="bold" style:font-weight-asian="bold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5" style:family="table-cell" style:parent-style-name="Default">
      <style:table-cell-properties fo:background-color="transparent"/>
      <style:text-properties fo:color="#f09300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3:53:24.636687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MacOSX_X86_64 LibreOffice_project/686f202eff87ef707079aeb7f485847613344eb7</meta:generator>
    <meta:initial-creator>jdestefani</meta:initial-creator>
    <meta:creation-date>2018-01-29T13:27:33Z</meta:creation-date>
    <dc:date>2018-03-13T14:28:49.427909446</dc:date>
    <meta:editing-duration>PT50M49S</meta:editing-duration>
    <meta:editing-cycles>7</meta:editing-cycles>
    <meta:document-statistic meta:table-count="5" meta:cell-count="216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2cm" svg:y="3.971cm" style:legend-expansion="high" chart:style-name="ch2"/>
        <chart:plot-area chart:style-name="ch3" table:cell-range-address="IT1.J4:IT1.J11 IT1.O3:IT1.P11" chart:data-source-has-labels="both" svg:x="0.32cm" svg:y="0.18cm" svg:width="13.242cm" svg:height="8.64cm">
          <chartooo:coordinate-region svg:x="0.968cm" svg:y="0.37cm" svg:width="12.493cm" svg:height="7.822cm"/>
          <chart:axis chart:dimension="x" chart:name="primary-x" chart:style-name="ch4" chartooo:axis-type="auto">
            <chartooo:date-scale/>
            <chart:categories table:cell-range-address="IT1.J4:IT1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1.O4:IT1.O11" chart:label-cell-address="IT1.O3:IT1.O3" chart:class="chart:line">
            <chart:data-point chart:repeated="8"/>
          </chart:series>
          <chart:series chart:style-name="ch7" chart:values-cell-range-address="IT1.P4:IT1.P11" chart:label-cell-address="IT1.P3:IT1.P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1</svg:desc>
                </draw:g>
              </table:table-cell>
              <table:table-cell office:value-type="float" office:value="65">
                <text:p>65</text:p>
                <draw:g>
                  <svg:desc>IT1.O4:IT1.O11</svg:desc>
                </draw:g>
              </table:table-cell>
              <table:table-cell office:value-type="float" office:value="70">
                <text:p>70</text:p>
                <draw:g>
                  <svg:desc>IT1.P4:IT1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MacOSX_X86_64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2cm" svg:y="3.971cm" style:legend-expansion="high" chart:style-name="ch2"/>
        <chart:plot-area chart:style-name="ch3" table:cell-range-address="IT2.J4:IT2.J11 IT2.O3:IT2.P11" chart:data-source-has-labels="both" svg:x="0.32cm" svg:y="0.18cm" svg:width="13.242cm" svg:height="8.64cm">
          <chartooo:coordinate-region svg:x="0.968cm" svg:y="0.37cm" svg:width="12.493cm" svg:height="7.822cm"/>
          <chart:axis chart:dimension="x" chart:name="primary-x" chart:style-name="ch4" chartooo:axis-type="auto">
            <chartooo:date-scale/>
            <chart:categories table:cell-range-address="IT2.J4:IT2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2.O4:IT2.O11" chart:label-cell-address="IT2.O3:IT2.O3" chart:class="chart:line">
            <chart:data-point chart:repeated="8"/>
          </chart:series>
          <chart:series chart:style-name="ch7" chart:values-cell-range-address="IT2.P4:IT2.P11" chart:label-cell-address="IT2.P3:IT2.P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65">
                <text:p>65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MacOSX_X86_64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2cm" svg:y="3.971cm" style:legend-expansion="high" chart:style-name="ch2"/>
        <chart:plot-area chart:style-name="ch3" table:cell-range-address="IT3.J4:IT3.J11 IT3.O3:IT3.P11" chart:data-source-has-labels="both" svg:x="0.32cm" svg:y="0.18cm" svg:width="13.242cm" svg:height="8.64cm">
          <chartooo:coordinate-region svg:x="0.968cm" svg:y="0.37cm" svg:width="12.493cm" svg:height="7.822cm"/>
          <chart:axis chart:dimension="x" chart:name="primary-x" chart:style-name="ch4" chartooo:axis-type="auto">
            <chartooo:date-scale/>
            <chart:categories table:cell-range-address="IT3.J4:IT3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3.O4:IT3.O11" chart:label-cell-address="IT3.O3:IT3.O3" chart:class="chart:line">
            <chart:data-point chart:repeated="8"/>
          </chart:series>
          <chart:series chart:style-name="ch7" chart:values-cell-range-address="IT3.P4:IT3.P11" chart:label-cell-address="IT3.P3:IT3.P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65">
                <text:p>65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MacOSX_X86_64 LibreOffice_project/686f202eff87ef707079aeb7f485847613344eb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2cm" svg:y="3.971cm" style:legend-expansion="high" chart:style-name="ch2"/>
        <chart:plot-area chart:style-name="ch3" table:cell-range-address="IT4.J4:IT4.J11 IT4.O3:IT4.P11" chart:data-source-has-labels="both" svg:x="0.32cm" svg:y="0.18cm" svg:width="13.242cm" svg:height="8.64cm">
          <chartooo:coordinate-region svg:x="0.968cm" svg:y="0.37cm" svg:width="12.493cm" svg:height="7.822cm"/>
          <chart:axis chart:dimension="x" chart:name="primary-x" chart:style-name="ch4" chartooo:axis-type="auto">
            <chartooo:date-scale/>
            <chart:categories table:cell-range-address="IT4.J4:IT4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4.O4:IT4.O11" chart:label-cell-address="IT4.O3:IT4.O3" chart:class="chart:line">
            <chart:data-point chart:repeated="8"/>
          </chart:series>
          <chart:series chart:style-name="ch7" chart:values-cell-range-address="IT4.P4:IT4.P11" chart:label-cell-address="IT4.P3:IT4.P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MacOSX_X86_64 LibreOffice_project/686f202eff87ef707079aeb7f485847613344eb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cm" svg:height="8.98cm" xlink:href=".." xlink:type="simple" chart:class="chart:line" chart:style-name="ch1">
        <chart:legend chart:legend-position="end" svg:x="12.959cm" svg:y="1.326cm" style:legend-expansion="high" chart:style-name="ch2"/>
        <chart:plot-area chart:style-name="ch3" table:cell-range-address="Overview.B2:Overview.G15" chart:data-source-has-labels="both" svg:x="0.32cm" svg:y="0.179cm" svg:width="12.319cm" svg:height="8.622cm">
          <chartooo:coordinate-region svg:x="1.285cm" svg:y="0.369cm" svg:width="10.558cm" svg:height="8.243cm"/>
          <chart:axis chart:dimension="x" chart:name="primary-x" chart:style-name="ch4" chartooo:axis-type="auto">
            <chartooo:date-scale/>
            <chart:categories table:cell-range-address="Overview.C2:Overview.G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verview.C3:Overview.G3" chart:label-cell-address="Overview.B3:Overview.B3" chart:class="chart:line">
            <chart:data-point chart:repeated="5"/>
          </chart:series>
          <chart:series chart:style-name="ch7" chart:values-cell-range-address="Overview.C4:Overview.G4" chart:label-cell-address="Overview.B4:Overview.B4" chart:class="chart:line">
            <chart:data-point chart:repeated="5"/>
          </chart:series>
          <chart:series chart:style-name="ch8" chart:values-cell-range-address="Overview.C5:Overview.G5" chart:label-cell-address="Overview.B5:Overview.B5" chart:class="chart:line">
            <chart:data-point chart:repeated="5"/>
          </chart:series>
          <chart:series chart:style-name="ch9" chart:values-cell-range-address="Overview.C6:Overview.G6" chart:label-cell-address="Overview.B6:Overview.B6" chart:class="chart:line">
            <chart:data-point chart:repeated="5"/>
          </chart:series>
          <chart:series chart:style-name="ch10" chart:values-cell-range-address="Overview.C7:Overview.G7" chart:label-cell-address="Overview.B7:Overview.B7" chart:class="chart:line">
            <chart:data-point chart:repeated="5"/>
          </chart:series>
          <chart:series chart:style-name="ch11" chart:values-cell-range-address="Overview.C8:Overview.G8" chart:label-cell-address="Overview.B8:Overview.B8" chart:class="chart:line">
            <chart:data-point chart:repeated="5"/>
          </chart:series>
          <chart:series chart:style-name="ch12" chart:values-cell-range-address="Overview.C9:Overview.G9" chart:label-cell-address="Overview.B9:Overview.B9" chart:class="chart:line">
            <chart:data-point chart:repeated="5"/>
          </chart:series>
          <chart:series chart:style-name="ch13" chart:values-cell-range-address="Overview.C10:Overview.G10" chart:label-cell-address="Overview.B10:Overview.B10" chart:class="chart:line">
            <chart:data-point chart:repeated="5"/>
          </chart:series>
          <chart:series chart:style-name="ch14" chart:values-cell-range-address="Overview.C11:Overview.G11" chart:label-cell-address="Overview.B11:Overview.B11" chart:class="chart:line">
            <chart:data-point chart:repeated="5"/>
          </chart:series>
          <chart:series chart:style-name="ch15" chart:values-cell-range-address="Overview.C12:Overview.G12" chart:label-cell-address="Overview.B12:Overview.B12" chart:class="chart:line">
            <chart:data-point chart:repeated="5"/>
          </chart:series>
          <chart:series chart:style-name="ch16" chart:values-cell-range-address="Overview.C13:Overview.G13" chart:label-cell-address="Overview.B13:Overview.B13" chart:class="chart:line">
            <chart:data-point chart:repeated="5"/>
          </chart:series>
          <chart:series chart:style-name="ch17" chart:values-cell-range-address="Overview.C14:Overview.G14" chart:label-cell-address="Overview.B14:Overview.B14" chart:class="chart:line">
            <chart:data-point chart:repeated="5"/>
          </chart:series>
          <chart:series chart:style-name="ch18" chart:values-cell-range-address="Overview.C15:Overview.G15" chart:label-cell-address="Overview.B15:Overview.B15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40">
                <text:p>40</text:p>
                <draw:g>
                  <svg:desc>Overview.C3:Overview.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5">
                <text:p>25</text:p>
                <draw:g>
                  <svg:desc>Overview.C4:Overview.G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15">
                <text:p>15</text:p>
                <draw:g>
                  <svg:desc>Overview.C6:Overview.G6</svg:desc>
                </draw:g>
              </table:table-cell>
              <table:table-cell office:value-type="float" office:value="-94">
                <text:p>-94</text:p>
              </table:table-cell>
              <table:table-cell office:value-type="float" office:value="-94">
                <text:p>-94</text:p>
              </table:table-cell>
              <table:table-cell office:value-type="float" office:value="-119">
                <text:p>-119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65">
                <text:p>65</text:p>
                <draw:g>
                  <svg:desc>Overview.C7:Overview.G7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-32">
                <text:p>-32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100">
                <text:p>100</text:p>
                <draw:g>
                  <svg:desc>Overview.C8:Overview.G8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80">
                <text:p>80</text:p>
                <draw:g>
                  <svg:desc>Overview.C9:Overview.G9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40">
                <text:p>-4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24">
                <text:p>24</text:p>
                <draw:g>
                  <svg:desc>Overview.C10:Overview.G10</svg:desc>
                </draw:g>
              </table:table-cell>
              <table:table-cell office:value-type="float" office:value="-16">
                <text:p>-16</text:p>
              </table:table-cell>
              <table:table-cell office:value-type="float" office:value="-41">
                <text:p>-41</text:p>
              </table:table-cell>
              <table:table-cell office:value-type="float" office:value="-66">
                <text:p>-6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35">
                <text:p>35</text:p>
                <draw:g>
                  <svg:desc>Overview.C11:Overview.G11</svg:desc>
                </draw:g>
              </table:table-cell>
              <table:table-cell office:value-type="float" office:value="-5">
                <text:p>-5</text:p>
              </table:table-cell>
              <table:table-cell office:value-type="float" office:value="-45">
                <text:p>-45</text:p>
              </table:table-cell>
              <table:table-cell office:value-type="float" office:value="-85">
                <text:p>-8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40">
                <text:p>40</text:p>
                <draw:g>
                  <svg:desc>Overview.C12:Overview.G12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-10">
                <text:p>-10</text:p>
              </table:table-cell>
              <table:table-cell office:value-type="float" office:value="-35">
                <text:p>-35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10">
                <text:p>10</text:p>
                <draw:g>
                  <svg:desc>Overview.C13:Overview.G13</svg:desc>
                </draw:g>
              </table:table-cell>
              <table:table-cell office:value-type="float" office:value="-30">
                <text:p>-30</text:p>
              </table:table-cell>
              <table:table-cell office:value-type="float" office:value="-70">
                <text:p>-70</text:p>
              </table:table-cell>
              <table:table-cell office:value-type="float" office:value="-110">
                <text:p>-11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5">
                <text:p>5</text:p>
                <draw:g>
                  <svg:desc>Overview.C14:Overview.G14</svg:desc>
                </draw:g>
              </table:table-cell>
              <table:table-cell office:value-type="float" office:value="-20">
                <text:p>-20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62">
                <text:p>62</text:p>
                <draw:g>
                  <svg:desc>Overview.C15:Overview.G15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  <table:table-cell office:value-type="float" office:value="-58">
                <text:p>-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MacOSX_X86_64 LibreOffice_project/686f202eff87ef707079aeb7f485847613344eb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7cm" svg:height="6.283cm" xlink:href=".." xlink:type="simple" chart:class="chart:line" chart:style-name="ch1">
        <chart:legend chart:legend-position="end" svg:x="8.616cm" svg:y="2.851cm" style:legend-expansion="high" chart:style-name="ch2"/>
        <chart:plot-area chart:style-name="ch3" table:cell-range-address="Overview.C17:Overview.G18" chart:data-source-has-labels="row" svg:x="0.223cm" svg:y="0.125cm" svg:width="8.17cm" svg:height="6.033cm">
          <chartooo:coordinate-region svg:x="1.387cm" svg:y="0.315cm" svg:width="6.21cm" svg:height="5.654cm"/>
          <chart:axis chart:dimension="x" chart:name="primary-x" chart:style-name="ch4" chartooo:axis-type="auto">
            <chartooo:date-scale/>
            <chart:categories table:cell-range-address="Overview.C17:Overview.G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verview.C18:Overview.G18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17:Overview.G17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531">
                <text:p>531</text:p>
                <draw:g>
                  <svg:desc>Overview.C18:Overview.G1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-275">
                <text:p>-275</text:p>
              </table:table-cell>
              <table:table-cell office:value-type="float" office:value="-640">
                <text:p>-640</text:p>
              </table:table-cell>
              <table:table-cell office:value-type="float" office:value="-965">
                <text:p>-9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MacOSX_X86_64 LibreOffice_project/686f202eff87ef707079aeb7f485847613344eb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